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6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AR PL SungtiL GB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erif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opping sites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<text:a xlink:href="https://www.interwovenpermaculture.com/store/c1/Featured_Products.html#/" xlink:type="simple">https://www.interwovenpermaculture.com/store/c1/Featured_Products.html#/</text:a></text:p>
          </table:table-cell>
          <table:table-cell office:value-type="string" calcext:value-type="string">
            <text:p>illinois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cultivariable.com/" xlink:type="simple">https://www.cultivariable.com/</text:a></text:p>
          </table:table-cell>
          <table:table-cell office:value-type="string" calcext:value-type="string">
            <text:p>washington</text:p>
          </table:table-cell>
          <table:table-cell/>
        </table:table-row>
        <table:table-row table:style-name="ro1">
          <table:table-cell office:value-type="string" calcext:value-type="string">
            <text:p><text:a xlink:href="https://baylaurelnursery.com/" xlink:type="simple">https://baylaurelnursery.com/</text:a></text:p>
          </table:table-cell>
          <table:table-cell office:value-type="string" calcext:value-type="string">
            <text:p>california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plantdelights.com/" xlink:type="simple">https://www.plantdelights.com/</text:a>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ot much edibles</text:p>
          </table:table-cell>
        </table:table-row>
        <table:table-row table:style-name="ro1">
          <table:table-cell office:value-type="string" calcext:value-type="string">
            <text:p><text:a xlink:href="https://onegreenworld.com/" xlink:type="simple">https://onegreenworld.com/</text:a></text:p>
          </table:table-cell>
          <table:table-cell office:value-type="string" calcext:value-type="string">
            <text:p>oregon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enichillfarmnursery.com/collections" xlink:type="simple">https://scenichillfarmnursery.com/collections</text:a></text:p>
          </table:table-cell>
          <table:table-cell office:value-type="string" calcext:value-type="string">
            <text:p>oregon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groversblueberries.com/cranberry-plants-c-52.html" xlink:type="simple">http://www.groversblueberries.com/cranberry-plants-c-52.html</text:a></text:p>
          </table:table-cell>
          <table:table-cell office:value-type="string" calcext:value-type="string">
            <text:p>new jersey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pan text:style-name="T1"><text:a xlink:href="https://hartmannsplantcompany.com/wholesale/" xlink:type="simple">https://hartmannsplantcompany.com/wholesale/</text:a></text:span></text:p>
          </table:table-cell>
          <table:table-cell/>
          <table:table-cell office:value-type="string" calcext:value-type="string">
            <text:p>wholesale, min order 100 plants</text:p>
          </table:table-cell>
        </table:table-row>
      </table:table>
      <table:table table:name="info sites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<text:a xlink:href="https://apiosinstitute.org/" xlink:type="simple">https://apiosinstitute.org/</text:a></text:p>
          </table:table-cell>
          <table:table-cell office:value-type="string" calcext:value-type="string">
            <text:p>paywall w/ work trade option</text:p>
          </table:table-cell>
        </table:table-row>
      </table:table>
      <table:table table:name="cranberries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sit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ice per</text:p>
          </table:table-cell>
          <table:table-cell office:value-type="string" calcext:value-type="string">
            <text:p>calculated price/plant</text:p>
          </table:table-cell>
          <table:table-cell office:value-type="string" calcext:value-type="string">
            <text:p>variety</text:p>
          </table:table-cell>
        </table:table-row>
        <table:table-row table:style-name="ro1">
          <table:table-cell table:style-name="ce1" office:value-type="string" calcext:value-type="string">
            <text:p><text:a xlink:href="http://www.groversblueberries.com/cranberry-vines-plants-lear-pilgrim-p-143.html" xlink:type="simple">http://www.groversblueberries.com/cranberry-vines-plants-lear-pilgrim-p-143.html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B2]/[.C2]" office:value-type="float" office:value="2.5" calcext:value-type="float">
            <text:p>2.5</text:p>
          </table:table-cell>
          <table:table-cell office:value-type="string" calcext:value-type="string">
            <text:p>ben lear or pilgrim</text:p>
          </table:table-cell>
        </table:table-row>
        <table:table-row table:style-name="ro1">
          <table:table-cell office:value-type="string" calcext:value-type="string">
            <text:p>http://www.groversblueberries.com/stevens-cranberry-vines-plants-p-409.html</text:p>
          </table:table-cell>
          <table:table-cell office:value-type="float" office:value="27.5" calcext:value-type="float">
            <text:p>27.5</text:p>
          </table:table-cell>
          <table:table-cell office:value-type="float" office:value="10" calcext:value-type="float">
            <text:p>10</text:p>
          </table:table-cell>
          <table:table-cell table:formula="of:=[.B3]/[.C3]" office:value-type="float" office:value="2.75" calcext:value-type="float">
            <text:p>2.75</text:p>
          </table:table-cell>
          <table:table-cell office:value-type="string" calcext:value-type="string">
            <text:p>stevens</text:p>
          </table:table-cell>
        </table:table-row>
        <table:table-row table:style-name="ro1">
          <table:table-cell table:style-name="ce1" office:value-type="string" calcext:value-type="string">
            <text:p><text:a xlink:href="https://raintreenursery.com/berries/stevens-cranberry-4-inch-pot-g040" xlink:type="simple">https://raintreenursery.com/berries/stevens-cranberry-4-inch-pot-g040</text:a></text:p>
          </table:table-cell>
          <table:table-cell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table:formula="of:=[.B4]/[.C4]" office:value-type="float" office:value="9.5" calcext:value-type="float">
            <text:p>9.5</text:p>
          </table:table-cell>
          <table:table-cell office:value-type="string" calcext:value-type="string">
            <text:p>stevens</text:p>
          </table:table-cell>
        </table:table-row>
        <table:table-row table:style-name="ro1">
          <table:table-cell table:style-name="ce1" office:value-type="string" calcext:value-type="string">
            <text:p><text:a xlink:href="https://www.starkbros.com/products/berry-plants/cranberry-plants/american-cranberry" xlink:type="simple">https://www.starkbros.com/products/berry-plants/cranberry-plants/american-cranberry</text:a></text:p>
          </table:table-cell>
          <table:table-cell office:value-type="float" office:value="15.99" calcext:value-type="float">
            <text:p>15.99</text:p>
          </table:table-cell>
          <table:table-cell office:value-type="float" office:value="1" calcext:value-type="float">
            <text:p>1</text:p>
          </table:table-cell>
          <table:table-cell table:formula="of:=[.B5]/[.C5]" office:value-type="float" office:value="15.99" calcext:value-type="float">
            <text:p>15.99</text:p>
          </table:table-cell>
          <table:table-cell office:value-type="string" calcext:value-type="string">
            <text:p>american</text:p>
          </table:table-cell>
        </table:table-row>
        <table:table-row table:style-name="ro1">
          <table:table-cell table:style-name="ce1" office:value-type="string" calcext:value-type="string">
            <text:p><text:a xlink:href="https://hartmannsplantcompany.com/wholesale/product/ben-lear-cranberry/" xlink:type="simple">https://hartmannsplantcompany.com/wholesale/product/ben-lear-cranberry/</text:a></text:p>
          </table:table-cell>
          <table:table-cell office:value-type="float" office:value="2.37" calcext:value-type="float">
            <text:p>2.37</text:p>
          </table:table-cell>
          <table:table-cell office:value-type="float" office:value="1" calcext:value-type="float">
            <text:p>1</text:p>
          </table:table-cell>
          <table:table-cell table:formula="of:=[.B6]/[.C6]" office:value-type="float" office:value="2.37" calcext:value-type="float">
            <text:p>2.37</text:p>
          </table:table-cell>
          <table:table-cell office:value-type="string" calcext:value-type="string">
            <text:p>ben lear</text:p>
          </table:table-cell>
        </table:table-row>
        <table:table-row table:style-name="ro1">
          <table:table-cell table:style-name="ce1" office:value-type="string" calcext:value-type="string">
            <text:p><text:a xlink:href="https://hartmannsplantcompany.com/wholesale/product/stevens/" xlink:type="simple">https://hartmannsplantcompany.com/wholesale/product/stevens/</text:a></text:p>
          </table:table-cell>
          <table:table-cell office:value-type="float" office:value="2.35" calcext:value-type="float">
            <text:p>2.35</text:p>
          </table:table-cell>
          <table:table-cell office:value-type="float" office:value="1" calcext:value-type="float">
            <text:p>1</text:p>
          </table:table-cell>
          <table:table-cell table:formula="of:=[.B7]/[.C7]" office:value-type="float" office:value="2.35" calcext:value-type="float">
            <text:p>2.35</text:p>
          </table:table-cell>
          <table:table-cell office:value-type="string" calcext:value-type="string">
            <text:p>stevens</text:p>
          </table:table-cell>
        </table:table-row>
        <table:table-row table:style-name="ro1">
          <table:table-cell table:number-columns-repeated="3"/>
          <table:table-cell table:formula="of:=[.B8]/[.C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formula="of:=[.B9]/[.C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formula="of:=[.B10]/[.C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formula="of:=[.B11]/[.C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formula="of:=[.B12]/[.C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formula="of:=[.B13]/[.C1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formula="of:=[.B14]/[.C1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formula="of:=[.B15]/[.C1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formula="of:=[.B16]/[.C1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formula="of:=[.B17]/[.C1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formula="of:=[.B18]/[.C1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formula="of:=[.B19]/[.C19]" office:value-type="string" office:string-value="" calcext:value-type="error">
            <text:p>#DIV/0!</text:p>
          </table:table-cell>
          <table:table-cell/>
        </table:table-row>
      </table:table>
      <table:table table:name="quince" table:style-name="ta1"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price per tree</text:p>
          </table:table-cell>
        </table:table-row>
        <table:table-row table:style-name="ro1">
          <table:table-cell office:value-type="string" calcext:value-type="string">
            <text:p><text:a xlink:href="https://raintreenursery.com/fruit-trees/unusual-edibles-quince-trees" xlink:type="simple">https://raintreenursery.com/fruit-trees/unusual-edibles-quince-trees</text:a>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<text:a xlink:href="https://www.treesofantiquity.com/collections/quince-trees" xlink:type="simple">https://www.treesofantiquity.com/collections/quince-trees</text:a></text:p>
          </table:table-cell>
          <table:table-cell office:value-type="float" office:value="32.95" calcext:value-type="float">
            <text:p>32.95</text:p>
          </table:table-cell>
        </table:table-row>
        <table:table-row table:style-name="ro1">
          <table:table-cell office:value-type="string" calcext:value-type="string">
            <text:p><text:a xlink:href="https://www.willisorchards.com/category/quince-trees" xlink:type="simple">https://www.willisorchards.com/category/quince-trees</text:a></text:p>
          </table:table-cell>
          <table:table-cell office:value-type="float" office:value="34.95" calcext:value-type="float">
            <text:p>34.95</text:p>
          </table:table-cell>
        </table:table-row>
        <table:table-row table:style-name="ro1">
          <table:table-cell office:value-type="string" calcext:value-type="string">
            <text:p><text:a xlink:href="https://www.grandpasorchard.com/Our-Fruit-Trees" xlink:type="simple">https://www.grandpasorchard.com/Our-Fruit-Trees</text:a></text:p>
          </table:table-cell>
          <table:table-cell office:value-type="string" calcext:value-type="string">
            <text:p>??? jan 2020</text:p>
          </table:table-cell>
        </table:table-row>
        <table:table-row table:style-name="ro1">
          <table:table-cell office:value-type="string" calcext:value-type="string">
            <text:p><text:a xlink:href="https://www.rollingrivernursery.com/component/virtuemart/fruit-trees/quince-cydonia-oblonga" xlink:type="simple">https://www.rollingrivernursery.com/component/virtuemart/fruit-trees/quince-cydonia-oblonga</text:a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https://paradisenursery.com/product/pineapple-quince-fruit-tree/" xlink:type="simple">https://paradisenursery.com/product/pineapple-quince-fruit-tree/</text:a>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<text:a xlink:href="https://www.jungseed.com/category/668" xlink:type="simple">https://www.jungseed.com/category/668</text:a></text:p>
          </table:table-cell>
          <table:table-cell office:value-type="float" office:value="22.95" calcext:value-type="float">
            <text:p>22.95</text:p>
          </table:table-cell>
        </table:table-row>
        <table:table-row table:style-name="ro1">
          <table:table-cell office:value-type="string" calcext:value-type="string">
            <text:p><text:a xlink:href="https://justfruitsandexotics.com/shop/?cat=Fruit%20Trees~Quince%20Trees" xlink:type="simple">https://justfruitsandexotics.com/shop/?cat=Fruit%20Trees~Quince%20Trees</text:a></text:p>
          </table:table-cell>
          <table:table-cell office:value-type="float" office:value="39.99" calcext:value-type="float">
            <text:p>39.99</text:p>
          </table:table-cell>
        </table:table-row>
        <table:table-row table:style-name="ro1">
          <table:table-cell office:value-type="string" calcext:value-type="string">
            <text:p><text:a xlink:href="http://www.oregonquinces.com/" xlink:type="simple">http://www.oregonquinces.com/</text:a>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<text:a xlink:href="https://baylaurelnursery.com/quince.html" xlink:type="simple">https://baylaurelnursery.com/quince.html</text:a></text:p>
          </table:table-cell>
          <table:table-cell office:value-type="float" office:value="32.95" calcext:value-type="float">
            <text:p>32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 style:data-style-name="N2" text:time-value="23:34:45.618829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6:24:42.576688243</meta:creation-date>
    <meta:editing-duration>PT3H52M33S</meta:editing-duration>
    <meta:editing-cycles>6</meta:editing-cycles>
    <meta:generator>LibreOffice/6.0.7.3$Linux_X86_64 LibreOffice_project/00m0$Build-3</meta:generator>
    <dc:date>2019-11-29T23:35:36.311573434</dc:date>
    <meta:document-statistic meta:table-count="4" meta:cell-count="88" meta:object-count="0"/>
  </office:meta>
</office:document-meta>
</file>